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7B0000005E5C19C87ECA9A00F7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c9d09" officeooo:paragraph-rsid="000c9d09" style:font-size-asian="10.5pt" style:font-size-complex="12pt"/>
    </style:style>
    <style:style style:name="P6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c9d09" officeooo:paragraph-rsid="000c9d09" style:font-size-asian="10.5pt" style:font-size-complex="12pt"/>
    </style:style>
    <style:style style:name="P7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c9d09" officeooo:paragraph-rsid="000c9d09" style:font-name-asian="Calibri1" style:font-size-asian="11pt" style:font-weight-asian="normal" style:font-name-complex="Calibri1" style:font-size-complex="11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fo:language="en" fo:country="US" officeooo:paragraph-rsid="000c9d09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2" style:family="paragraph" style:parent-style-name="Text_20_body">
      <style:paragraph-properties fo:line-height="115%" fo:text-align="justify" style:justify-single-word="false"/>
      <style:text-properties style:font-name="Liberation Serif" officeooo:paragraph-rsid="00058f33"/>
    </style:style>
    <style:style style:name="P13" style:family="paragraph" style:parent-style-name="Standard">
      <style:text-properties officeooo:paragraph-rsid="00058f33"/>
    </style:style>
    <style:style style:name="P14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5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6d10" officeooo:paragraph-rsid="000c9d09" style:text-blinking="false" fo:background-color="transparent" style:font-name-asian="Calibri1" style:font-size-asian="11pt" style:font-style-asian="normal" style:font-name-complex="Calibri1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c1dd1" style:font-size-asian="10.5pt" style:font-size-complex="12pt"/>
    </style:style>
    <style:style style:name="P17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 fo:font-size="12pt" officeooo:rsid="000c9d09" officeooo:paragraph-rsid="000c9d09" style:font-size-asian="10.5pt" style:font-size-complex="12pt"/>
    </style:style>
    <style:style style:name="P18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c9d09" officeooo:paragraph-rsid="000c9d09" style:font-size-asian="10.5pt" style:font-size-complex="12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8201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officeooo:rsid="00026d10" style:font-size-asian="16pt" style:font-weight-asian="bold" style:font-size-complex="16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058f33" style:font-size-asian="11pt" style:font-weight-asian="bold" style:font-size-complex="11pt"/>
    </style:style>
    <style:style style:name="T7" style:family="text">
      <style:text-properties fo:font-size="11pt" style:font-name-asian="Calibri1" style:font-size-asian="11pt" style:font-name-complex="Calibri1" style:font-size-complex="11pt"/>
    </style:style>
    <style:style style:name="T8" style:family="text">
      <style:text-properties fo:font-size="11pt" officeooo:rsid="00026d10" style:font-name-asian="Calibri1" style:font-size-asian="11pt" style:font-name-complex="Calibri1" style:font-size-complex="11pt"/>
    </style:style>
    <style:style style:name="T9" style:family="text">
      <style:text-properties fo:font-size="11pt" officeooo:rsid="000c9d09" style:font-name-asian="Calibri1" style:font-size-asian="11pt" style:font-name-complex="Calibri1" style:font-size-complex="11pt"/>
    </style:style>
    <style:style style:name="T10" style:family="text">
      <style:text-properties officeooo:rsid="00026d1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d820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AMA MATA KULIAH</text:p>
          </table:table-cell>
          <table:table-cell table:style-name="Table1.A1" office:value-type="string">
            <text:p text:style-name="P10">Metode Numerik</text:p>
          </table:table-cell>
          <table:table-cell table:style-name="Table1.A1" office:value-type="string">
            <text:p text:style-name="P9">CAPAIAN PEMBELAJARAN MATA KULIAH</text:p>
          </table:table-cell>
        </table:table-row>
        <table:table-row table:style-name="Table1.2">
          <table:table-cell table:style-name="Table1.A1" office:value-type="string">
            <text:p text:style-name="P9">KODE MATA KULIAH</text:p>
          </table:table-cell>
          <table:table-cell table:style-name="Table1.A1" office:value-type="string">
            <text:p text:style-name="P11">TE201406</text:p>
          </table:table-cell>
          <table:table-cell table:style-name="Table1.A1" table:number-rows-spanned="4" office:value-type="string">
            <text:list text:style-name="WWNum2">
              <text:list-item>
                <text:p text:style-name="P15">Mahasiswa mampu menentukan akar-akar dari persamaan non linear secara numerik (C3, P2, A2)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9">SEMESTER/ SKS</text:p>
          </table:table-cell>
          <table:table-cell table:style-name="Table1.A1" office:value-type="string">
            <text:p text:style-name="P8"><text:span text:style-name="T9">III</text:span><text:span text:style-name="T7"> / </text:span><text:span text:style-name="T9">2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8"><text:span text:style-name="T7">TANGGAL </text:span><text:span text:style-name="T8">TUGAS</text:span><text:span text:style-name="T7"> </text:span></text:p>
          </table:table-cell>
          <table:table-cell table:style-name="Table1.A1" office:value-type="string">
            <text:p text:style-name="P8"><text:span text:style-name="T9">22</text:span><text:span text:style-name="T8"> Agustus </text:span><text:span text:style-name="T7">202</text:span><text:span text:style-name="T8">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9">DOSEN PENGAMPU</text:p>
          </table:table-cell>
          <table:table-cell table:style-name="Table1.A1" office:value-type="string">
            <text:p text:style-name="P9">Mifta Nur Farid, S.T., M.T.</text:p>
          </table:table-cell>
          <table:covered-table-cell table:style-name="Table1.A1"/>
        </table:table-row>
      </table:table>
      <text:p text:style-name="P13"/>
      <text:p text:style-name="P12"><text:span text:style-name="T12">K</text:span><text:span text:style-name="T11">erjakan soal di bawah ini dengan baik dan benar!</text:span></text:p>
      <text:list text:style-name="L1">
        <text:list-item>
          <text:p text:style-name="P16"><text:span text:style-name="T2">[20 Poin]</text:span><text:span text:style-name="T14"> </text:span>Jelaskan mengapa seorang electrical engineer membutuhkan metode numerik? Sertakan contoh kasus yang ada di dunia <text:span text:style-name="T13">electrical engineer</text:span> yang diselesaikan dengan menggunakan metode numerik/ analisis numerik.</text:p>
        </text:list-item>
        <text:list-item>
          <text:p text:style-name="P16"><text:span text:style-name="T2">[80 Poin]</text:span><text:span text:style-name="T14"> </text:span>Tahun 1225, Leonardo da Pisa mencari akar persamaan</text:p>
          <text:p text:style-name="P17"><text:tab/><draw:frame text:anchor-type="as-char" svg:y="-0.369cm" draw:z-index="1" draw:name="Shape1" draw:style-name="gr1" draw:text-style-name="P19" svg:width="5.781cm" svg:height="0.475cm"><draw:image xlink:href="Pictures/100000000000047B0000005E5C19C87ECA9A00F7.png" xlink:type="simple" xlink:show="embed" xlink:actuate="onLoad" draw:mime-type="image/png"><text:p/></draw:image><svg:title>TexMaths</svg:title><svg:desc>12§display§f(x) = x^3 + 2x^2 + 10x - 20 = 0§png§600§FALSE§</svg:desc></draw:frame><text:tab/>(<text:sequence text:ref-name="refEquation0" text:name="Equation" text:formula="ooow:Equation+1" style:num-format="1">1</text:sequence>)</text:p>
          <text:p text:style-name="P18">dan menemukan x = 1.368808107. Tidak seorang pun yang mengetahui cara Leonardo menemukan nilai ini. Jelaskan prosedur apa yang digunakan untuk mendapatkan akar persamaan yang ditemukan Leonardo itu.</text:p>
        </text:list-item>
      </text:list>
      <text:p text:style-name="P6"/>
      <text:p text:style-name="P5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026d10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058f33" style:font-size-asian="11pt" style:font-weight-asian="bold" style:font-size-complex="11pt"/>
    </style:style>
    <style:style style:name="MT6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TUGAS</text:span><text:span text:style-name="MT3"> 1</text:span></text:p>
              <text:p text:style-name="MP3">PROGRAM STUDI TEKNIK ELEKTRO</text:p>
              <text:p text:style-name="MP2"><text:span text:style-name="MT4">Semester Gasal Tahun Ajaran 202</text:span><text:span text:style-name="MT5">3</text:span><text:span text:style-name="MT4">/202</text:span><text:span text:style-name="MT5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08-24T13:40:37.471373216">24/08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6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8-24T13:40:37.398383637</dc:date>
    <meta:editing-duration>PT15M58S</meta:editing-duration>
    <meta:editing-cycles>9</meta:editing-cycles>
    <meta:generator>LibreOffice/7.6.0.2$Linux_X86_64 LibreOffice_project/60$Build-2</meta:generator>
    <meta:document-statistic meta:table-count="2" meta:image-count="1" meta:object-count="0" meta:page-count="1" meta:paragraph-count="34" meta:word-count="151" meta:character-count="947" meta:non-whitespace-character-count="827"/>
  </office:meta>
</office:document-meta>
</file>